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dc82d" officeooo:paragraph-rsid="004dc8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Uczenie się networking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2T21:51:48.960990092</dc:date>
    <meta:editing-duration>P1DT7H32M23S</meta:editing-duration>
    <meta:editing-cycles>40</meta:editing-cycles>
    <meta:document-statistic meta:table-count="0" meta:image-count="0" meta:object-count="0" meta:page-count="1" meta:paragraph-count="1" meta:word-count="3" meta:character-count="24" meta:non-whitespace-character-count="22"/>
  </office:meta>
</office:document-meta>
</file>